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JetBrains Mono" svg:font-family="'JetBrains Mono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officeooo:rsid="0008ae02" officeooo:paragraph-rsid="0008ae02" style:font-size-asian="12.25pt" style:font-size-complex="14pt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d24fa" officeooo:paragraph-rsid="001d24fa"/>
    </style:style>
    <style:style style:name="P4" style:family="paragraph" style:parent-style-name="Standard">
      <style:text-properties officeooo:rsid="001e85b7" officeooo:paragraph-rsid="001e85b7"/>
    </style:style>
    <style:style style:name="P5" style:family="paragraph" style:parent-style-name="Text_20_body">
      <style:text-properties officeooo:rsid="0014a4c9" officeooo:paragraph-rsid="00090e95"/>
    </style:style>
    <style:style style:name="P6" style:family="paragraph" style:parent-style-name="Text_20_body">
      <style:text-properties officeooo:rsid="001b68fe" officeooo:paragraph-rsid="001b68fe"/>
    </style:style>
    <style:style style:name="P7" style:family="paragraph" style:parent-style-name="Text_20_body">
      <style:text-properties officeooo:rsid="001d24fa" officeooo:paragraph-rsid="001d24fa"/>
    </style:style>
    <style:style style:name="T1" style:family="text">
      <style:text-properties fo:color="#d73a49" loext:opacity="100%" style:font-name="JetBrains Mono1" fo:font-size="9pt" fo:font-style="normal" fo:font-weight="normal" style:font-size-asian="9pt" style:font-style-asian="normal" style:font-weight-asian="normal"/>
    </style:style>
    <style:style style:name="T2" style:family="text">
      <style:text-properties fo:color="#d73a49" loext:opacity="100%" style:text-position="0% 100%" style:font-name="JetBrains Mono" fo:font-size="9pt" fo:font-style="normal" fo:font-weight="normal" officeooo:rsid="001e85b7" style:font-size-asian="9pt" style:font-style-asian="normal" style:font-weight-asian="normal" style:font-style-complex="normal"/>
    </style:style>
    <style:style style:name="T3" style:family="text">
      <style:text-properties fo:color="#6f42c1" loext:opacity="100%" style:font-name="JetBrains Mono1" fo:font-size="9pt" fo:font-style="normal" fo:font-weight="normal" style:font-size-asian="9pt" style:font-style-asian="normal" style:font-weight-asian="normal"/>
    </style:style>
    <style:style style:name="T4" style:family="text">
      <style:text-properties fo:color="#24292e" loext:opacity="100%" style:font-name="JetBrains Mono1" fo:font-size="9pt" fo:font-style="normal" fo:font-weight="normal" style:font-size-asian="9pt" style:font-style-asian="normal" style:font-weight-asian="normal"/>
    </style:style>
    <style:style style:name="T5" style:family="text">
      <style:text-properties fo:color="#005cc5" loext:opacity="100%" style:font-name="JetBrains Mono1" fo:font-size="9pt" fo:font-style="normal" fo:font-weight="normal" style:font-size-asian="9pt" style:font-style-asian="normal" style:font-weight-asian="normal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abcf6"/>
    </style:style>
    <style:style style:name="T8" style:family="text">
      <style:text-properties style:text-position="0% 100%" style:font-name="Calibri"/>
    </style:style>
    <style:style style:name="T9" style:family="text">
      <style:text-properties style:text-position="0% 100%" style:font-name="Calibri" fo:font-style="italic" style:font-style-asian="italic" style:font-style-complex="italic"/>
    </style:style>
    <style:style style:name="T10" style:family="text">
      <style:text-properties style:text-position="0% 100%" style:font-name="Calibri" fo:font-style="normal" style:font-style-asian="normal" style:font-style-complex="normal"/>
    </style:style>
    <style:style style:name="T11" style:family="text">
      <style:text-properties style:text-position="0% 100%" style:font-name="Calibri" fo:font-style="normal" officeooo:rsid="001b68fe" style:font-style-asian="normal" style:font-style-complex="normal"/>
    </style:style>
    <style:style style:name="T12" style:family="text">
      <style:text-properties style:text-position="0% 100%" style:font-name="Calibri" fo:font-style="normal" officeooo:rsid="001e85b7" style:font-style-asian="normal" style:font-style-complex="normal"/>
    </style:style>
    <style:style style:name="T13" style:family="text">
      <style:text-properties fo:color="#032f62" loext:opacity="100%" style:font-name="JetBrains Mono1" fo:font-size="9pt" fo:font-style="normal" fo:font-weight="normal" style:font-size-asian="9pt" style:font-style-asian="normal" style:font-weight-asian="normal"/>
    </style:style>
    <style:style style:name="T14" style:family="text">
      <style:text-properties officeooo:rsid="001b68f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4">1</text:span></text:p>
      <table:table table:name="Table1" table:style-name="Table1">
        <table:table-column table:style-name="Table1.A"/>
        <table:table-column table:style-name="Table1.B"/>
        <table:table-row table:style-name="TableLine2333298119584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13.06.2021</text:p>
          </table:table-cell>
        </table:table-row>
      </table:table>
      <text:p text:style-name="P5"><text:span text:style-name="T7"/></text:p>
      <text:p text:style-name="P6"><text:span text:style-name="T7"><text:tab/></text:span><text:span text:style-name="T6">Epsilon maszynowy </text:span><text:span text:style-name="T9">ε</text:span><text:span text:style-name="T8"> - wartość, określająca precyzję obliczeń numerycznych wykonywanych na liczbach zmiennoprzecinkowych. Jest ona związana z precyzją arytmetyki </text:span><text:span text:style-name="T9">ν</text:span><text:span text:style-name="T8"> w ten sposób, że:</text:span></text:p>
      <text:p text:style-name="P6"><text:span text:style-name="T8"><draw:frame draw:style-name="fr1" draw:name="Object1" text:anchor-type="as-char" svg:y="-0.443cm" svg:width="7.899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8">gdzie </text:span><text:span text:style-name="T9">t</text:span><text:span text:style-name="T10"> - liczba bitów mantysy.</text:span></text:p>
      <text:p text:style-name="P7"><text:span text:style-name="T10"><text:tab/>Wyznaczy</text:span><text:span text:style-name="T12">my</text:span><text:span text:style-name="T10"> epsilon maszynowy posługując się jego własnością, że jest to najmniejsza liczba, taka że </text:span><text:span text:style-name="T9">fl</text:span><text:span text:style-name="T10">(</text:span><text:span text:style-name="T11">ε</text:span><text:span text:style-name="T10"> + 1) &gt; 1. </text:span><text:span text:style-name="T12">W</text:span><text:span text:style-name="T10"> </text:span><text:span text:style-name="T12">pętli</text:span><text:span text:style-name="T10"> while </text:span><text:span text:style-name="T12">będziemy </text:span><text:span text:style-name="T10">dzielić pewną liczbę zmiennoprzecinkową, ustawioną na 1.0, przez dwa, czyli wykonywać przesunięcie bitowe o jedno miejsce. Warun</text:span><text:span text:style-name="T12">ek</text:span><text:span text:style-name="T10"> </text:span><text:span text:style-name="T12">pętli</text:span><text:span text:style-name="T10"> będzie</text:span><text:span text:style-name="T12"> taki</text:span><text:span text:style-name="T10">, że suma tej liczby oraz </text:span><text:span text:style-name="T12">liczby jeden</text:span><text:span text:style-name="T10"> jest liczbą większą od</text:span><text:span text:style-name="T12"> jeden</text:span><text:span text:style-name="T10">. W każdej iteracji także będziemy zwiększać licznik </text:span><text:span text:style-name="T12">przesunięć </text:span><text:span text:style-name="T9">t</text:span><text:span text:style-name="T10">, </text:span><text:span text:style-name="T12">który po wyjściu z pętli będzie posiadał liczbę miejsc mantysy odpowiednio dla liczb pojedynczej oraz podwójnej precyzji.</text:span></text:p>
      <text:p text:style-name="P3"><text:span text:style-name="T1">int </text:span><text:span text:style-name="T3">main</text:span><text:span text:style-name="T4">() {</text:span><text:line-break/><text:span text:style-name="T4"> <text:s text:c="3"/></text:span><text:span text:style-name="T1">float </text:span><text:span text:style-name="T4">epsilon_float </text:span><text:span text:style-name="T1">= </text:span><text:span text:style-name="T5">1</text:span><text:span text:style-name="T4">;</text:span><text:line-break/><text:span text:style-name="T4"> <text:s text:c="3"/></text:span><text:span text:style-name="T1">int </text:span><text:span text:style-name="T4">t </text:span><text:span text:style-name="T1">= -</text:span><text:span text:style-name="T5">1</text:span><text:span text:style-name="T4">;</text:span><text:line-break/><text:span text:style-name="T4"> <text:s text:c="3"/></text:span><text:span text:style-name="T1">while </text:span><text:span text:style-name="T4">(epsilon_float </text:span><text:span text:style-name="T1">+ </text:span><text:span text:style-name="T5">1 </text:span><text:span text:style-name="T1">&gt; </text:span><text:span text:style-name="T5">1</text:span><text:span text:style-name="T4">) {</text:span><text:line-break/><text:span text:style-name="T4"> <text:s text:c="7"/>epsilon_float </text:span><text:span text:style-name="T1">/= </text:span><text:span text:style-name="T5">2.0f</text:span><text:span text:style-name="T4">;</text:span><text:line-break/><text:span text:style-name="T4"> <text:s text:c="7"/>t</text:span><text:span text:style-name="T1">++</text:span><text:span text:style-name="T4">;</text:span><text:line-break/><text:span text:style-name="T4"> <text:s text:c="3"/>}</text:span><text:line-break/><text:line-break/><text:span text:style-name="T4"> <text:s text:c="3"/>cout </text:span><text:span text:style-name="T1">&lt;&lt; </text:span><text:span text:style-name="T13">"mantysa float: " </text:span><text:span text:style-name="T1">&lt;&lt; </text:span><text:span text:style-name="T4">t </text:span><text:span text:style-name="T1">&lt;&lt; </text:span><text:span text:style-name="T3">endl</text:span><text:span text:style-name="T4">;</text:span><text:line-break/><text:span text:style-name="T4"> <text:s text:c="3"/>cout </text:span><text:span text:style-name="T1">&lt;&lt; </text:span><text:span text:style-name="T13">"epsilon float: " </text:span><text:span text:style-name="T1">&lt;&lt; </text:span><text:span text:style-name="T4">epsilon_float </text:span><text:span text:style-name="T1">&lt;&lt; </text:span><text:span text:style-name="T3">endl</text:span><text:span text:style-name="T4">;</text:span><text:line-break/><text:line-break/><text:line-break/><text:span text:style-name="T4"> <text:s text:c="3"/></text:span><text:span text:style-name="T1">double </text:span><text:span text:style-name="T4">epsilon_double </text:span><text:span text:style-name="T1">= </text:span><text:span text:style-name="T5">1</text:span><text:span text:style-name="T4">;</text:span><text:line-break/><text:span text:style-name="T4"> <text:s text:c="3"/>t </text:span><text:span text:style-name="T1">= -</text:span><text:span text:style-name="T5">1</text:span><text:span text:style-name="T4">;</text:span><text:line-break/><text:span text:style-name="T4"> <text:s text:c="3"/></text:span><text:span text:style-name="T1">while </text:span><text:span text:style-name="T4">(epsilon_double </text:span><text:span text:style-name="T1">+ </text:span><text:span text:style-name="T5">1 </text:span><text:span text:style-name="T1">&gt; </text:span><text:span text:style-name="T5">1</text:span><text:span text:style-name="T4">) {</text:span><text:line-break/><text:span text:style-name="T4"> <text:s text:c="7"/>epsilon_double </text:span><text:span text:style-name="T1">/= </text:span><text:span text:style-name="T5">2.0</text:span><text:span text:style-name="T4">;</text:span><text:line-break/><text:span text:style-name="T4"> <text:s text:c="7"/>t</text:span><text:span text:style-name="T1">++</text:span><text:span text:style-name="T4">;</text:span><text:line-break/><text:span text:style-name="T4"> <text:s text:c="3"/>}</text:span><text:line-break/><text:line-break/><text:span text:style-name="T4"> <text:s text:c="3"/>cout </text:span><text:span text:style-name="T1">&lt;&lt; </text:span><text:span text:style-name="T13">"mantysa double: " </text:span><text:span text:style-name="T1">&lt;&lt; </text:span><text:span text:style-name="T4">t </text:span><text:span text:style-name="T1">&lt;&lt; </text:span><text:span text:style-name="T3">endl</text:span><text:span text:style-name="T4">;</text:span><text:line-break/><text:span text:style-name="T4"> <text:s text:c="3"/>cout </text:span><text:span text:style-name="T1">&lt;&lt; </text:span><text:span text:style-name="T13">"epsilon double: " </text:span><text:span text:style-name="T1">&lt;&lt; </text:span><text:span text:style-name="T4">epsilon_double </text:span><text:span text:style-name="T1">&lt;&lt; </text:span><text:span text:style-name="T3">endl</text:span><text:span text:style-name="T4">;</text:span><text:line-break/><text:span text:style-name="T4">}</text:span></text:p>
      <text:p text:style-name="P3"><text:span text:style-name="T12"/></text:p>
      <text:p text:style-name="P4">Wynik działania programu:</text:p>
      <text:p text:style-name="P4">mantysa float: 23</text:p>
      <text:p text:style-name="P4">epsilon float: 5.96046e-08</text:p>
      <text:p text:style-name="P4">mantysa double: 52</text:p>
      <text:p text:style-name="P4">epsilon double: 1.11022e-16</text:p>
      <text:p text:style-name="P4"/>
      <text:p text:style-name="P4">Otrzymane wartości odpowiadają oczekiwanym dla standardu IEEE 754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JetBrains Mono" svg:font-family="'JetBrains Mono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3-16T03:55:21.217000000</dc:date>
    <meta:editing-duration>PT11M11S</meta:editing-duration>
    <meta:editing-cycles>6</meta:editing-cycles>
    <meta:generator>LibreOffice/7.1.0.3$Windows_X86_64 LibreOffice_project/f6099ecf3d29644b5008cc8f48f42f4a40986e4c</meta:generator>
    <meta:document-statistic meta:table-count="1" meta:image-count="0" meta:object-count="1" meta:page-count="1" meta:paragraph-count="14" meta:word-count="220" meta:character-count="1463" meta:non-whitespace-character-count="1169"/>
  </office:meta>
</office:document-meta>
</file>

<file path=Object 1/content.xml><?xml version="1.0" encoding="utf-8"?>
<math xmlns="http://www.w3.org/1998/Math/MathML" display="block">
  <semantics>
    <mrow>
      <mi>ν</mi>
      <mrow>
        <mspace width="0.5em"/>
        <mo stretchy="false">=</mo>
        <mspace width="0.5em"/>
      </mrow>
      <msup>
        <mn>2</mn>
        <mrow>
          <mo stretchy="false">−</mo>
          <mrow>
            <mo fence="true" form="prefix" stretchy="false">(</mo>
            <mrow>
              <mrow>
                <mi>t</mi>
                <mo stretchy="false">+</mo>
                <mn>1</mn>
              </mrow>
            </mrow>
            <mo fence="true" form="postfix" stretchy="false">)</mo>
          </mrow>
        </mrow>
      </msup>
      <mi>,</mi>
      <mspace width="2em"/>
      <mi>ε</mi>
      <mrow>
        <mspace width="0.5em"/>
        <mo stretchy="false">=</mo>
        <mspace width="0.5em"/>
      </mrow>
      <mn>2</mn>
      <mi>ν</mi>
      <mspace width="4em"/>
      <mo stretchy="false">⇒</mo>
      <mspace width="4em"/>
      <mi>ε</mi>
      <mrow>
        <mspace width="0.5em"/>
        <mo stretchy="false">=</mo>
        <mspace width="0.5em"/>
      </mrow>
      <mrow>
        <mn>2</mn>
        <mo stretchy="false">⋅</mo>
        <msup>
          <mn>2</mn>
          <mrow>
            <mo stretchy="false">−</mo>
            <mrow>
              <mo fence="true" form="prefix" stretchy="false">(</mo>
              <mrow>
                <mrow>
                  <mi>t</mi>
                  <mo stretchy="false">+</mo>
                  <mn>1</mn>
                </mrow>
              </mrow>
              <mo fence="true" form="postfix" stretchy="false">)</mo>
            </mrow>
          </mrow>
        </msup>
      </mrow>
      <mrow>
        <mspace width="0.5em"/>
        <mo stretchy="false">=</mo>
        <mspace width="0.5em"/>
      </mrow>
      <msup>
        <mn>2</mn>
        <mrow>
          <mo stretchy="false">−</mo>
          <mi>t</mi>
        </mrow>
      </msup>
      <mi>,</mi>
    </mrow>
    <annotation encoding="StarMath 5.0">ν `=` 2^{ -(t+1) }, ~ε `=` 2 ν  ~~drarrow~~ ε `=` 2 cdot 2^{ -(t+1) } `=` 2^-t,</annotation>
  </semantics>
</math>
</file>